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1.929cm" svg:height="6.064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16cm" svg:height="1.048cm" svg:x="6.664cm" svg:y="1.2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3cm" svg:height="1.573cm" svg:x="5.042cm" svg:y="3.6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169cm" svg:height="4.847cm" svg:x="1.198cm" svg:y="1.173cm">
          <draw:text-box>
            <text:p>d_ranges</text:p>
            <text:p>d_size</text:p>
            <text:p>d_subsets</text:p>
            <text:p>d_bol</text:p>
            <text:p>d_eof</text:p>
            <text:p>d_used</text:p>
          </draw:text-box>
        </draw:frame>
        <draw:frame draw:style-name="gr2" draw:layer="layout" svg:width="4.21cm" svg:height="1.017cm" svg:x="7.188cm" svg:y="1.251cm">
          <draw:text-box>
            <text:p>256 elements</text:p>
          </draw:text-box>
        </draw:frame>
        <draw:custom-shape draw:style-name="gr3" draw:text-style-name="P1" draw:id="id1" draw:layer="layout" svg:width="0.4cm" svg:height="1.373cm" svg:x="3.369cm" svg:y="3.66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id="id2" draw:layer="layout" svg:width="7.153cm" svg:height="1.783cm" svg:x="4.991cm" svg:y="3.47cm">
          <draw:text-box>
            <text:p>symbol numbers for </text:p>
            <text:p>begin-of-line/end-of-file</text:p>
          </draw:text-box>
        </draw:frame>
        <draw:connector draw:style-name="gr4" draw:text-style-name="P1" draw:layer="layout" draw:type="line" svg:x1="3.769cm" svg:y1="4.355cm" svg:x2="4.991cm" svg:y2="4.361cm" draw:start-shape="id1" draw:start-glue-point="6" draw:end-shape="id2" draw:end-glue-point="3" svg:d="m3769 4355 1222 6">
          <text:p/>
        </draw:connector>
        <draw:line draw:style-name="gr4" draw:text-style-name="P1" draw:layer="layout" svg:x1="4.068cm" svg:y1="1.747cm" svg:x2="6.689cm" svg:y2="1.772cm">
          <text:p/>
        </draw:line>
        <draw:custom-shape draw:style-name="gr5" draw:text-style-name="P1" draw:layer="layout" svg:width="7.113cm" svg:height="0.974cm" svg:x="5.042cm" svg:y="5.491cm">
          <text:p text:style-name="P1">ranges used in the DFA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469cm" svg:y1="5.566cm" svg:x2="5.042cm" svg:y2="5.916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17M34S</meta:editing-duration>
    <meta:editing-cycles>7</meta:editing-cycles>
    <dc:date>2010-12-24T09:52:00</dc:date>
    <meta:generator>OpenOffice.org/3.2$Linux OpenOffice.org_project/320m19$Build-9505</meta:generator>
    <meta:document-statistic meta:object-count="34"/>
  </office:meta>
</office:document-meta>
</file>